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4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markdown-header-minutes-of-meet"/><text:span text:style-name="Strong_20_Emphasis">Minutes of Meet</text:span></text:h>
      <text:list xml:id="list85062406" text:style-name="L1">
        <text:list-item>
          <text:p text:style-name="P5"><text:span text:style-name="Strong_20_Emphasis">Time</text:span> : 10:00 PM - 10:45 PM </text:p>
        </text:list-item>
        <text:list-item>
          <text:p text:style-name="P5"><text:span text:style-name="Strong_20_Emphasis">Date</text:span> : 18th August 2014 </text:p>
        </text:list-item>
        <text:list-item>
          <text:p text:style-name="P5"><text:span text:style-name="Strong_20_Emphasis">Reason For Meet</text:span> : Assigning broad tasks and planning </text:p>
        </text:list-item>
        <text:list-item>
          <text:p text:style-name="P1"><text:span text:style-name="Strong_20_Emphasis">Tasks Assigned</text:span> : </text:p>
        </text:list-item>
      </text:list>
      <text:list xml:id="list1533794128" text:style-name="L2">
        <text:list-item>
          <text:p text:style-name="P6"><text:span text:style-name="Emphasis">UI front-end</text:span> - Apaar Garg and Anurag Gupta </text:p>
        </text:list-item>
        <text:list-item>
          <text:p text:style-name="P6"><text:span text:style-name="Emphasis">Project Management</text:span> - Goutam Nair </text:p>
        </text:list-item>
        <text:list-item>
          <text:p text:style-name="P2"><text:span text:style-name="Emphasis">Backend</text:span> - Gaurav Mittal and Saksham Aggarwal </text:p>
        </text:list-item>
      </text:list>
      <text:list xml:id="list192237309" text:style-name="L3">
        <text:list-item>
          <text:p text:style-name="P3"><text:span text:style-name="Strong_20_Emphasis">Plans</text:span> : </text:p>
        </text:list-item>
      </text:list>
      <text:list xml:id="list207794120" text:style-name="L4">
        <text:list-item>
          <text:p text:style-name="P7">We discussed the resources and technologies we are going to use for the project. </text:p>
        </text:list-item>
        <text:list-item>
          <text:p text:style-name="P7">Created a production server on <text:a xlink:type="simple" xlink:href="http://www.000webhost.com/">www.000webhost.com/</text:a> </text:p>
        </text:list-item>
        <text:list-item>
          <text:p text:style-name="P4">Explored through some of the different bootstrap themes available on the web for UI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utam </meta:initial-creator>
    <meta:creation-date>2014-08-31T23:41:32</meta:creation-date>
    <dc:date>2014-08-31T23:42:32</dc:date>
    <dc:creator>Goutam </dc:creator>
    <meta:editing-duration>P0D</meta:editing-duration>
    <meta:editing-cycles>1</meta:editing-cycles>
    <meta:document-statistic meta:table-count="0" meta:image-count="0" meta:object-count="0" meta:page-count="1" meta:paragraph-count="12" meta:word-count="94" meta:character-count="499" meta:non-whitespace-character-count="417"/>
    <meta:generator>LibreOffice/3.5$Linux_X86_64 LibreOffice_project/350m1$Build-2</meta:generator>
  </office:meta>
</office:document-meta>
</file>